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9"/>
        <table:table-column table:style-name="co2" table:default-cell-style-name="ce27"/>
        <table:table-column table:style-name="co3" table:default-cell-style-name="ce65"/>
        <table:table-column table:style-name="co4" table:default-cell-style-name="ce20"/>
        <table:table-column table:style-name="co5" table:default-cell-style-name="ce27"/>
        <table:table-column table:style-name="co6" table:default-cell-style-name="ce65"/>
        <table:table-row table:style-name="ro1">
          <table:table-cell table:style-name="ce40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Suspende Audiencia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, Usuario Conflictuado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Conciliador y Usuario Conflictuado debe de haber ingresado a una Sala de Audiencia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contabilizará al número de veces que una Audiencia ha sido Suspendida, con un numeró máximo de 3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office:value-type="string" calcext:value-type="string" table:number-columns-spanned="5" table:number-rows-spanned="1">
            <text:p>para la realización del Acta de Audiencia o en su caso la emisión del Dictamen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1" office:value-type="string" calcext:value-type="string">
            <text:p>Fecha:</text:p>
          </table:table-cell>
          <table:table-cell table:style-name="ce35" office:value-type="date" office:date-value="2019-10-20" calcext:value-type="date">
            <text:p>20/10/19</text:p>
          </table:table-cell>
          <table:table-cell table:style-name="ce41" office:value-type="string" calcext:value-type="string">
            <text:p>Versión:</text:p>
          </table:table-cell>
          <table:table-cell table:style-name="ce37" office:value-type="string" calcext:value-type="string">
            <text:p>V 1,0</text:p>
          </table:table-cell>
        </table:table-row>
        <table:table-row table:style-name="ro2">
          <table:table-cell table:style-name="ce12" office:value-type="string" calcext:value-type="string" table:number-columns-spanned="6" table:number-rows-spanned="1">
            <text:p>Proposito:</text:p>
          </table:table-cell>
          <table:covered-table-cell table:style-name="ce28"/>
          <table:covered-table-cell table:number-columns-repeated="4" table:style-name="ce57"/>
        </table:table-row>
        <table:table-row table:style-name="ro2">
          <table:table-cell table:style-name="ce13" office:value-type="string" calcext:value-type="string" table:number-columns-spanned="6" table:number-rows-spanned="1">
            <text:p>Se describen los pasos para que un Conciliador suspenda una Audiencia</text:p>
          </table:table-cell>
          <table:covered-table-cell table:style-name="ce28"/>
          <table:covered-table-cell table:number-columns-repeated="4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Resumen:</text:p>
          </table:table-cell>
          <table:covered-table-cell table:style-name="ce28"/>
          <table:covered-table-cell table:number-columns-repeated="4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El Conciliador durante el desarrollo de una Audiencia pulsará la opción de “Suspender Audiencia” a petición expresa de todas las partes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o una de las partes. El sistema mostrará una ventana emergente advirtiendo al Conciliador que se tiene un máximo de 3 reanudaciones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después de realizar una Audiencia y si se encuentra seguro de Suspender la Audiencia. El Conciliador elegirá “Confirmar”, a continua-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ción a parecerá una ventana emergente pidiendo los datos para fijar la cita de la próxima reanudación de Audiencia. El Conciliador ingre</text:p>
          </table:table-cell>
          <table:covered-table-cell table:number-columns-repeated="5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sará la Fecha y Hora para que finalmente el sistema muestre a todas las partes un mensaje en el chat informándoles de la Suspensión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de la Audiencia, esto provocará que el campo para ingresar texto sea deshabilitado y el botón para publicar los mensajes ocultado, de 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la misma manera no se mostrará a las partes conectadas a la Sala de Audiencia</text:p>
          </table:table-cell>
          <table:covered-table-cell table:number-columns-repeated="5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7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ulsa la opción “Suspender Audiencia”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a ventana emergente advirtiendo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ciliador si esta seguro de suspender la Audiencia, est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6"/>
          <table:table-cell office:value-type="string" calcext:value-type="string" table:number-columns-spanned="2" table:number-rows-spanned="1">
            <text:p>suspensión contabilizaría en el número máximo de 3 inten-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os para la reanudación de Audiencias, para este fin la v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ana muestra dos opciones “Cancelar” y “Confirmar”</text:p>
          </table:table-cell>
          <table:covered-table-cell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elige la opción “Confirmar”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cierra la ventana emergente y muestra otra ven-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ana emergente donde el Conciliador deberá ingresar la</text:p>
          </table:table-cell>
          <table:covered-table-cell/>
        </table:table-row>
        <table:table-row table:style-name="ro2">
          <table:table-cell table:style-name="Default"/>
          <table:table-cell table:style-name="ce30" table:number-columns-spanned="2" table:number-rows-spanned="1"/>
          <table:covered-table-cell table:style-name="Default"/>
          <table:table-cell/>
          <table:table-cell office:value-type="string" calcext:value-type="string" table:number-columns-spanned="2" table:number-rows-spanned="1">
            <text:p>nueva fecha para la reanudación de la Audiencia, exponien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 dos campos vacíos y en la parte inferior dos opciones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“Cancelar” y “Confirmar”</text:p>
          </table:table-cell>
          <table:covered-table-cell/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selecciona un fecha del Calendario desplega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20"/>
          <table:table-cell office:value-type="string" calcext:value-type="string" table:number-columns-spanned="2" table:number-rows-spanned="1">
            <text:p>ble e ingresa una hora en formato de 24 horas en el según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20"/>
          <table:table-cell office:value-type="string" calcext:value-type="string" table:number-columns-spanned="2" table:number-rows-spanned="1">
            <text:p>do campo vací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table:style-name="ce31" office:value-type="string" calcext:value-type="string" table:number-columns-spanned="2" table:number-rows-spanned="1">
            <text:p>El Conciliador verifica los datos y pulsa “Confirmar”</text:p>
          </table:table-cell>
          <table:covered-table-cell table:style-name="ce66"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ningún campo se encuentre vacío,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los caracteres ingresado en el campo de Hora sean nu-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table:style-name="ce31" office:value-type="string" calcext:value-type="string" table:number-columns-spanned="2" table:number-rows-spanned="1">
            <text:p>méricos, a excepción del <text:span text:style-name="T1">‘:’ </text:span><text:span text:style-name="T2">y que el rango de la hora ingre-</text:span></text:p>
          </table:table-cell>
          <table:covered-table-cell table:style-name="ce66"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sada se mantenga entre las 09:00 hasta las 18:00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 table:style-name="ce24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cierra la ventana emergente y muestra un men-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saje en el chat tanto para el Conciliador como para los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Usuarios Conflictuados, informando que la Audiencia en la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sala ha sido suspendida y será reanudada para la Fecha y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Hora ingresada por el Conciliador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 table:style-name="ce24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tanto para el Conciliador como para los Usuarios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Conflictuados, deshabilita el campo para ingresar mensajes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, oculta el botón para publicarlos y finalmente deja de mos-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trar las partes conectadas en la sala</text:p>
          </table:table-cell>
          <table:covered-table-cell/>
        </table:table-row>
        <table:table-row table:style-name="ro2">
          <table:table-cell table:style-name="ce12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7"/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El sistema deshabilitará inmediatamente la opción “Suspender Audiencia” si se trata del tercer intento por reanudar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la suspensión de una Audienci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El Conciliador elige la opción “Cancelar” y el sistema cierra la ventana emergente sin realizar cambio algun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El Conciliador elige la opción “Cancelar” y el sistema cierra la ventana emergente sin realizar cambio algun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El sistema muestra un mensaje de advertencia al Conciliador debido a que alguno de los campos está vací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office:value-type="string" calcext:value-type="string">
            <text:p>7b</text:p>
          </table:table-cell>
          <table:table-cell office:value-type="string" calcext:value-type="string" table:number-columns-spanned="5" table:number-rows-spanned="1">
            <text:p>El sistema muestra un mensaje de advertencia al Conciliador debido a que el campo de Hora contiene otros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caracteres que no son numéricos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office:value-type="string" calcext:value-type="string">
            <text:p>7c</text:p>
          </table:table-cell>
          <table:table-cell office:value-type="string" calcext:value-type="string" table:number-columns-spanned="5" table:number-rows-spanned="1">
            <text:p>El sistema muestra un mensaje de advertencia al Conciliador debido a que la hora ingresado en el campo n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se encuentra dentro de los límites 09:00-18:00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1">
            <text:p>El sistema muestra un mensaje al Conciliador y a los Usuarios Conflictuados debido a un error desconocido que</text:p>
          </table:table-cell>
          <table:covered-table-cell table:number-columns-repeated="4" table:style-name="ce57"/>
        </table:table-row>
        <table:table-row table:style-name="ro2">
          <table:table-cell/>
          <table:table-cell office:value-type="string" calcext:value-type="string" table:number-columns-spanned="5" table:number-rows-spanned="1">
            <text:p>no permitió suspender correctamente la suspensión de la Audienci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2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2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5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5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5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3:37:14.9296468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23:37:51.092709560</dc:date>
    <meta:editing-duration>PT4H54M7S</meta:editing-duration>
    <meta:editing-cycles>61</meta:editing-cycles>
    <meta:generator>LibreOffice/6.2.7.1$Linux_X86_64 LibreOffice_project/20$Build-1</meta:generator>
    <meta:document-statistic meta:table-count="1" meta:cell-count="85" meta:object-count="0"/>
  </office:meta>
</office:document-meta>
</file>